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6a8ef4" officeooo:paragraph-rsid="000f818e" style:font-style-asian="normal" style:font-style-complex="normal"/>
    </style:style>
    <style:style style:name="P2" style:family="paragraph" style:parent-style-name="Standard">
      <style:text-properties fo:font-style="normal" officeooo:rsid="006123a7" officeooo:paragraph-rsid="000f818e" style:font-style-asian="normal" style:font-style-complex="normal"/>
    </style:style>
    <style:style style:name="P3" style:family="paragraph" style:parent-style-name="Standard">
      <style:text-properties fo:font-style="normal" officeooo:rsid="0061bedc" officeooo:paragraph-rsid="000f818e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officeooo:rsid="00639e3e" officeooo:paragraph-rsid="000f818e" style:font-style-asian="normal" style:font-style-complex="normal"/>
    </style:style>
    <style:style style:name="P5" style:family="paragraph" style:parent-style-name="Standard">
      <style:text-properties fo:font-style="normal" officeooo:rsid="00639e3e" officeooo:paragraph-rsid="000f818e" style:font-style-asian="normal" style:font-style-complex="normal"/>
    </style:style>
    <style:style style:name="P6" style:family="paragraph" style:parent-style-name="Standard">
      <style:text-properties fo:font-style="normal" officeooo:rsid="00652467" officeooo:paragraph-rsid="000f818e" style:font-style-asian="normal" style:font-style-complex="normal"/>
    </style:style>
    <style:style style:name="P7" style:family="paragraph" style:parent-style-name="Standard">
      <style:text-properties fo:font-style="normal" officeooo:rsid="00671a14" officeooo:paragraph-rsid="000f818e" style:font-style-asian="normal" style:font-style-complex="normal"/>
    </style:style>
    <style:style style:name="P8" style:family="paragraph" style:parent-style-name="Standard">
      <style:text-properties fo:font-style="normal" officeooo:rsid="006804c6" officeooo:paragraph-rsid="000f818e" style:font-style-asian="normal" style:font-style-complex="normal"/>
    </style:style>
    <style:style style:name="P9" style:family="paragraph" style:parent-style-name="Standard">
      <style:text-properties fo:font-style="normal" officeooo:rsid="0069febf" officeooo:paragraph-rsid="000f818e" style:font-style-asian="normal" style:font-style-complex="normal"/>
    </style:style>
    <style:style style:name="P10" style:family="paragraph" style:parent-style-name="Standard">
      <style:text-properties style:font-name="Liberation Serif" fo:font-style="italic" officeooo:rsid="0061bedc" officeooo:paragraph-rsid="000f818e" style:font-style-asian="italic" style:font-style-complex="italic"/>
    </style:style>
    <style:style style:name="P11" style:family="paragraph" style:parent-style-name="Standard">
      <style:text-properties style:font-name="Liberation Serif" fo:font-style="italic" officeooo:rsid="00639e3e" officeooo:paragraph-rsid="000f818e" style:font-style-asian="italic" style:font-style-complex="italic"/>
    </style:style>
    <style:style style:name="P12" style:family="paragraph" style:parent-style-name="Standard">
      <style:text-properties style:font-name="Liberation Serif" fo:font-style="italic" officeooo:rsid="0069febf" officeooo:paragraph-rsid="000f818e" style:font-style-asian="italic" style:font-style-complex="italic"/>
    </style:style>
    <style:style style:name="P13" style:family="paragraph" style:parent-style-name="Standard">
      <style:text-properties style:font-name="Liberation Serif" fo:font-style="italic" officeooo:rsid="006a8ef4" officeooo:paragraph-rsid="000f818e" style:font-style-asian="italic" style:font-style-complex="italic"/>
    </style:style>
    <style:style style:name="P14" style:family="paragraph" style:parent-style-name="Heading_20_2">
      <style:paragraph-properties fo:text-align="center" style:justify-single-word="false"/>
      <style:text-properties fo:font-style="normal" officeooo:rsid="006123a7" officeooo:paragraph-rsid="000f818e" style:font-style-asian="normal" style:font-style-complex="normal"/>
    </style:style>
    <style:style style:name="T1" style:family="text">
      <style:text-properties officeooo:rsid="0143f2be"/>
    </style:style>
    <style:style style:name="T2" style:family="text">
      <style:text-properties officeooo:rsid="0061bedc"/>
    </style:style>
    <style:style style:name="T3" style:family="text">
      <style:text-properties officeooo:rsid="01b07e8d"/>
    </style:style>
    <style:style style:name="T4" style:family="text">
      <style:text-properties officeooo:rsid="01433740"/>
    </style:style>
    <style:style style:name="T5" style:family="text">
      <style:text-properties officeooo:rsid="004b13c2"/>
    </style:style>
    <style:style style:name="T6" style:family="text">
      <style:text-properties officeooo:rsid="01b1c56e"/>
    </style:style>
    <style:style style:name="T7" style:family="text">
      <style:text-properties officeooo:rsid="01b2ac06"/>
    </style:style>
    <style:style style:name="T8" style:family="text">
      <style:text-properties officeooo:rsid="0356f68a"/>
    </style:style>
    <style:style style:name="T9" style:family="text">
      <style:text-properties officeooo:rsid="01b48bd7"/>
    </style:style>
    <style:style style:name="T10" style:family="text">
      <style:text-properties officeooo:rsid="01b61de1"/>
    </style:style>
    <style:style style:name="T11" style:family="text">
      <style:text-properties officeooo:rsid="01b7c079"/>
    </style:style>
    <style:style style:name="T12" style:family="text">
      <style:text-properties officeooo:rsid="01b97dd4"/>
    </style:style>
    <style:style style:name="T13" style:family="text">
      <style:text-properties officeooo:rsid="006a8ef4"/>
    </style:style>
    <style:style style:name="T14" style:family="text">
      <style:text-properties officeooo:rsid="007f3f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/>
      <text:p text:style-name="P2"/>
      <text:p text:style-name="P2">В фойе Нового корпуса проводился предновогодний вечер танцев для студентов. </text:p>
      <text:p text:style-name="P2">Мы с Ирой танцевали там и какая-то преподавательница с биофака пришла в восторг и объявила нам, что мы созданы друг для друга. </text:p>
      <text:p text:style-name="P2">Приятно такое слышать, тем более от разбирающегося в особях специалиста.</text:p>
      <text:p text:style-name="P2">Но потом у меня разошёлся зиппер на джинсах. <text:span text:style-name="T2">Длины свитера не хватало прикрыть эту прореху. </text:span></text:p>
      <text:p text:style-name="P3">Тогда я, в пустой аудитории, попытался пристегнуть свитер к низу ширинки неизвестно откуда взявшейся у Славика булавкой.</text:p>
      <text:p text:style-name="P3">Это не помогло, потому что стреловидно оттянутый свитер начал напоминать девочкóвый купальник-трико, а меня мучило постоянное опасение, что булавка расстегнётся и уколет <text:span text:style-name="T3">если</text:span> не в одно, так в другое <text:span text:style-name="T3">точно</text:span> что-нибудь.</text:p>
      <text:p text:style-name="P3">Пришлось пойти в общагу <text:span text:style-name="T3">и </text:span>переодеть джинсы. </text:p>
      <text:p text:style-name="P3">Обычно запасной одежды я в комнате не держал — в чём приехал из Конотопа, в том и уехал. Однако, в тот раз как-то так сложилось — я привёз нарядные джинсы для танцев.</text:p>
      <text:p text:style-name="P3"/>
      <text:p text:style-name="P3">По возвращении в фойе, я застал Иру в увлечённой беседе с каким-то молодым человеком. Он мне сразу не понравился, несмотря на то, что <text:span text:style-name="T3">оказался кем-то из</text:span> её давни<text:span text:style-name="T3">х</text:span> знакомы<text:span text:style-name="T3">х</text:span>.</text:p>
      <text:p text:style-name="P3">Вероятно, я не смог скрыть своей к нему неприязни, <text:s/><text:span text:style-name="T3">и та стала</text:span> <text:s/>взаимной. </text:p>
      <text:p text:style-name="P3">До рукоприкладства дело не дошло, но мы с ним перешли на угрожающие <text:span text:style-name="T3">тембры голоса</text:span>.</text:p>
      <text:p text:style-name="P3">В какой-то момент я отвлёкся от этого противостояния, взглянул на Иру и — поразился. </text:p>
      <text:p text:style-name="P3">Она цвела счастьем. </text:p>
      <text:p text:style-name="P3">Никогда прежде я не видел столько радости в её глазах.</text:p>
      <text:p text:style-name="P3">По пути домой она доказывала мне неправильность мое<text:span text:style-name="T3">й реакции на нормальную</text:span> ситуаци<text:span text:style-name="T3">ю</text:span>, а я в пол-уха оборонялся и укладывал в голове новое открытие.</text:p>
      <text:p text:style-name="P10"/>
      <text:p text:style-name="P11"><text:span text:style-name="T4">(...ж</text:span>енщина — это самка, для которой миг наивысшего блаженства тот, когда два самца готовы сшибиться ради неё рогами. <text:span text:style-name="T5">За неё, за призовую самку.</text:span></text:p>
      <text:p text:style-name="P11">Вот так-<text:span text:style-name="T3">то вот</text:span>. </text:p>
      <text:p text:style-name="P11">Пигмалионишь, превращая статую в живую плоть; пашешь как папа Карло, а <text:span text:style-name="T6">потом </text:span>кто-то <text:span text:style-name="T6">явится</text:span> на готовенькое.</text:p>
      <text:p text:style-name="P11"><text:s/>Неадекватно получается...<text:span text:style-name="T4">)</text:span></text:p>
      <text:p text:style-name="P4"/>
      <text:p text:style-name="P5">Новый год Ира встречала в общаге. </text:p>
      <text:p text:style-name="P5">До её прихода я сервировал стол на двоих, а потом вдруг решил сделать ей сюрприз, точнее — новогодний подарок.</text:p>
      <text:p text:style-name="P5">Меня как-то приучили думать, что чем дольше, тем лучше. </text:p>
      <text:p text:style-name="P5">В смысле б<text:span text:style-name="T7">ó</text:span>льшая продолжительность акта является показателем его качественности.</text:p>
      <text:p text:style-name="P5">Человечество на<text:span text:style-name="T7">шло</text:span> <text:span text:style-name="T7">немало</text:span> пут<text:span text:style-name="T7">ей к</text:span> повышени<text:span text:style-name="T7">ю</text:span> качества. </text:p>
      <text:p text:style-name="P5">Простейший — хряпнуть стакан-другой, но <text:span text:style-name="T7">на этом пути</text:span> нужна правильная закусь. Проспер Мерим<text:span text:style-name="T7">é, например,</text:span> рекомендует блюда из петушиных гребней. </text:p>
      <text:p text:style-name="P5">У меня не было даже сала.</text:p>
      <text:p text:style-name="P5">Пришлось <text:span text:style-name="T7">идти другим путём и, опираясь </text:span>на жизненный опыт, изыскивать иные средства.</text:p>
      <text:p text:style-name="P5"><text:span text:style-name="T7">Опыт</text:span> подсказывал, что из двух актов второй всегда длиннее. </text:p>
      <text:p text:style-name="P5">Так что я решил предварить акт актом.</text:p>
      <text:p text:style-name="P5">По коридору как раз бегала Пляма.</text:p>
      <text:p text:style-name="P5">Я не стал излагать ей всю подоплёку моего <text:span text:style-name="T7">неожиданно</text:span> возникшего к ней интереса и объяснять, что собираюсь использовать её исключительно в целях технического содействия.</text:p>
      <text:p text:style-name="P6"><text:span text:style-name="T7">Хотя т</text:span>акая откровенность её бы не задела. </text:p>
      <text:p text:style-name="P6">Она и не такое видела в киевском университете, откуда перевелась на наш англофак во <text:soft-page-break/>избежание отчисления за блядство.</text:p>
      <text:p text:style-name="P6">Возможно, имелись и <text:span text:style-name="T7">какие-то </text:span>другие причины — она упоминала <text:span text:style-name="T8">вскользь</text:span>, что её муж вообще ничего не носит под джинсами. </text:p>
      <text:p text:style-name="P6">Ну, не знаю; для меня всё это слишком сложно.</text:p>
      <text:p text:style-name="P6">Техническая помощь проводилась в нейтральной, разумеется, комнате и орогенитальным способом, но, увы, безрезультатно.</text:p>
      <text:p text:style-name="P6">Возможно из-за её предупреждения не мять ей груди — у неё там нет эрогенных зон. <text:span text:style-name="T7">Н</text:span>е помогли даже кудряшки цвета воронова крыла и очки, которые она так и не снимала.</text:p>
      <text:p text:style-name="P6">А ведь какой был стройный план!</text:p>
      <text:p text:style-name="P6">И какая готовность к беззаветному самопожертвованию!</text:p>
      <text:p text:style-name="P6"><text:span text:style-name="T1">Ч</text:span>то может явиться более ярким свидетельством любви и заботы по отношению к девушке, <text:span text:style-name="T1">чем м</text:span>инет Пляме, которая понятия не имеет где у неё вообще эти эрогенные зоны!</text:p>
      <text:p text:style-name="P6">Но я не сказал Ире, <text:span text:style-name="T1">на </text:span>что <text:span text:style-name="T1">пришлось пойти</text:span> ради того, чтобы ей было хорошо.</text:p>
      <text:p text:style-name="P6">У меня нет привычки подчёркивать свои положительные стороны и афишировать благородные поступки.</text:p>
      <text:p text:style-name="P6"/>
      <text:p text:style-name="P6">Позднее в ту новогоднюю ночь, когда мы с Ирой <text:span text:style-name="T9">снова</text:span> сели за стол, <text:span text:style-name="T1">зав</text:span>ернувшись в простыни как в тоги, Пляма прошла мимо двери <text:span text:style-name="T9">распахнутой</text:span> в коридор. </text:p>
      <text:p text:style-name="P6">Там <text:s/>шум<text:span text:style-name="T7">но и радостно</text:span> поздравл<text:span text:style-name="T7">яли</text:span> друг друга те, кто встречал <text:span text:style-name="T9">Новый год</text:span> в общаге.</text:p>
      <text:p text:style-name="P6">Она вежливо постучала в дверной косяк, была приглашена за стол, угощена вином и стала расспрашивать Иру о её житье-бытье.</text:p>
      <text:p text:style-name="P6">Ира прогнала ей дуру, будто она замужем, <text:span text:style-name="T1">но</text:span> её муж-геолог редко бывает дома.</text:p>
      <text:p text:style-name="P6">Пляма, которая <text:span text:style-name="T9">совсем </text:span>недавно перевелась из Киева в Нежин, верила всему, а мы <text:span text:style-name="T9">с Ирой ухохатывались</text:span>.</text:p>
      <text:p text:style-name="P6">Заносчивые, наивные римляне в простынных тогах, мы потешались над легковерной Плямой, не зная, что любая шутка — это правда, которой просто не пришло ещё время исполниться.</text:p>
      <text:p text:style-name="P6"/>
      <text:p text:style-name="P7">Закончилась зимняя сессия и мы с Ирой поехали в Борзну — её подруга Вера выходила замуж за жениха в солидном <text:span text:style-name="T9">звании</text:span> майора. </text:p>
      <text:p text:style-name="P7">В отличие от моей первой борзнянской свадьбы, эту гуляли не на дому, а <text:span text:style-name="T1">в </text:span>большой кафе-столовой на главной площади райцентра и <text:span text:style-name="T9">продолжалась она </text:span>два дня.</text:p>
      <text:p text:style-name="P7">После первого дня мы с Ирой провели ночь в небольшой хате среди заснеженных огородов <text:span text:style-name="T9">окраины</text:span>.</text:p>
      <text:p text:style-name="P7"><text:span text:style-name="T9">Х</text:span>озяйке, дальней родственнице Веры, нас представили как мужа и жену и та, посидев на свадебном пиру, ушла ночевать к <text:span text:style-name="T9">ещё какой-то </text:span>своей <text:s/>родственнице, потому что хата <text:span text:style-name="T9">её </text:span>состояла из одной всего комнаты с побелённой печью и кровать там тоже была <text:span text:style-name="T9">только </text:span>одна.</text:p>
      <text:p text:style-name="P7"/>
      <text:p text:style-name="P8">Кровать стояла у окна с широким подоконником, где в ярком свете полной луны контрастно прочертилась тень оконного переплёта и поблёскивало стекло <text:span text:style-name="T9">порожней</text:span> трёхлитровой банки.</text:p>
      <text:p text:style-name="P8">Мне нравилось тут всё — и земляной пол из крепкой прометённой глины, и кровать с досками вместо сетки, <text:s/>и матрас неравномерно набитым сеном.</text:p>
      <text:p text:style-name="P8"><text:span text:style-name="T9">В</text:span>ряд ли <text:span text:style-name="T9">хозяйка </text:span>поверила, что мы муж с женой; во время застолья я пару раз улавливал её усмешливо подшпоривающий взгляд из-за стола, где <text:span text:style-name="T9">та</text:span> сидела среди прочих пожилых баб в <text:s/>парадных чёрных телогрейках-«плюшках», <text:s/>рас<text:span text:style-name="T9">кинув по плечам </text:span><text:s/>толсты<text:span text:style-name="T9">е</text:span> клетчаты<text:span text:style-name="T9">е</text:span> платк<text:span text:style-name="T9">и</text:span>.</text:p>
      <text:p text:style-name="P8">Свою одежду мы сбросили на стул и табурет и взошли на супружеское ложе каким оно было и сто и двести лет назад в таких же вот, затерянных среди сугробов, хатах.</text:p>
      <text:p text:style-name="P8">Луна <text:span text:style-name="T10">неохотно всплыла из окошка в тёмное небо и</text:span> <text:s/>уже не <text:span text:style-name="T11">могла </text:span>за<text:span text:style-name="T11">сматриваться</text:span> <text:span text:style-name="T10">на игрища</text:span> пар<text:span text:style-name="T10">ы</text:span> молодожёнов, прессующих сено в разных концах кровати, <text:span text:style-name="T8">вросшей в</text:span> земляно<text:span text:style-name="T8">й</text:span> пол <text:span text:style-name="T11"><text:s/></text:span>древней хат<text:span text:style-name="T8">ы</text:span>.</text:p>
      <text:p text:style-name="P8"/>
      <text:p text:style-name="P8">На второй день пиршества Ира приревновала меня к местной красотке, которая вызвала меня из зала через брата Веры по кличке Моцарт. </text:p>
      <text:p text:style-name="P8"><text:soft-page-break/>Не слишком врубаясь что-почём, я вышел из кафе-столовой в задний двор, где, вобщем-то красивая красотка закатывала театральную истерику в руках двух подружек, тоже в лёгких платьях, на утоптанном снегу. </text:p>
      <text:p text:style-name="P9">Вокруг гомонила группа зрителей из вышедшей на воздух молодёжи.</text:p>
      <text:p text:style-name="P9"><text:span text:style-name="T11">Не принимая участия в инсценировке, я</text:span> развернулся уходить и упёрся в непрощающий взгляд Иры.</text:p>
      <text:p text:style-name="P9">За столом <text:span text:style-name="T11">мне</text:span> долго пришлось её убеждать, что <text:span text:style-name="T8">я не имею отношения к</text:span> выбрыкам перебравшей красотки. </text:p>
      <text:p text:style-name="P9">Меня поддержала сидевшая по ту сторону Иры крупная молодая женщина замечательного телосложения — что называется «баба в теле». </text:p>
      <text:p text:style-name="P9">Рядом с ней сидел не очень крупный армянин.</text:p>
      <text:p text:style-name="P9">Его армянская принадлежность выяснилась, когда он в сумерках повёз нас прокатиться.</text:p>
      <text:p text:style-name="P9">На улице ведущей к московской трассе крупнотелая Валя <text:span text:style-name="T11">сказала ему</text:span> притормози<text:span text:style-name="T11">ть</text:span> и вышла из «<text:span text:style-name="T11">жигулей»</text:span> <text:span text:style-name="T11">прикрикнуть на </text:span><text:s/>Толик<text:span text:style-name="T12">а, </text:span>своего сына-пятикласника.</text:p>
      <text:p text:style-name="P9"><text:s/><text:span text:style-name="T12">Мальчик</text:span> разговаривал <text:span text:style-name="T12">с</text:span> мамой на <text:span text:style-name="T12">чистом </text:span>украинском языке и меня это как-то <text:span text:style-name="T12">вы</text:span>бивало <text:span text:style-name="T12">из</text:span> <text:span text:style-name="T12">колеи</text:span> из-за резкого контраста <text:span text:style-name="T12">снега </text:span>окружающей зимы <text:span text:style-name="T12">с</text:span> его негритянск<text:span text:style-name="T12">им</text:span> лиц<text:span text:style-name="T12">ом</text:span>.</text:p>
      <text:p text:style-name="P9">Позднее Ира мне говорила, что Валя родила Толика после работы официанткой в Киеве, или <text:span text:style-name="T12">пошла в</text:span> официантк<text:span text:style-name="T12">и</text:span> после родов — тут я не <text:span text:style-name="T12">очень </text:span>уверен.</text:p>
      <text:p text:style-name="P9">Армянин — текущий спутник <text:s/>жизни <text:span text:style-name="T12">Вали</text:span> — не вмешивался в воспитательный процесс.</text:p>
      <text:p text:style-name="P9">Мы выехали на трассу и через пару километров остановились на <text:span text:style-name="T12">снегу</text:span> обочин<text:span text:style-name="T12">ы</text:span>.</text:p>
      <text:p text:style-name="P9"><text:s/><text:span text:style-name="T13">Водитель включил магнитофон и достал бутылку шампанского с завёрнутым в фольгу горлышком.</text:span></text:p>
      <text:p text:style-name="P12"/>
      <text:p text:style-name="P13"><text:span text:style-name="T1">(...красота а</text:span>рмянск<text:span text:style-name="T14">ой</text:span> музык<text:span text:style-name="T14">и</text:span> <text:span text:style-name="T14">открывается не сразу</text:span>, к ней нужно обвыкнуться; <text:s/><text:span text:style-name="T14">в тот раз она для меня оставалась ещё непостижимой, но я терпел: кто катает — того и музыка</text:span>...<text:span text:style-name="T1">)</text:span></text:p>
      <text:p text:style-name="P13"/>
      <text:p text:style-name="P1">На дороге остановилась патрульная машина и два милиционера в шинелях и, несмотря на зиму, фуражках, подошли к «жигулям».</text:p>
      <text:p text:style-name="P1">Армянин вышел <text:span text:style-name="T12">про</text:span>вести переговоры, что тут всё путём.</text:p>
      <text:p text:style-name="P1"><text:span text:style-name="T1">Тем временем </text:span>Валя начала возмущаться, что нас с Ирой определили на постой в такую древнюю хату и взяла на себя обязательство донести это возмущение до родителей невесты, которые ей тоже родственни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7:45:37.195462091</meta:creation-date>
    <dc:date>2017-03-02T17:45:42.121201373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75" meta:word-count="1253" meta:character-count="8063" meta:non-whitespace-character-count="6832"/>
    <meta:generator>LibreOffice/4.3.3.2$Linux_x86 LibreOffice_project/430m0$Build-2</meta:generator>
  </office:meta>
</office:document-meta>
</file>